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1e1e7" officeooo:paragraph-rsid="001ca041"/>
    </style:style>
    <style:style style:name="P2" style:family="paragraph" style:parent-style-name="Text_20_body">
      <style:text-properties officeooo:rsid="0011e1e7" officeooo:paragraph-rsid="0021eccd"/>
    </style:style>
    <style:style style:name="P3" style:family="paragraph" style:parent-style-name="Text_20_body">
      <style:text-properties officeooo:rsid="0011e1e7" officeooo:paragraph-rsid="0021efc7"/>
    </style:style>
    <style:style style:name="P4" style:family="paragraph" style:parent-style-name="Text_20_body">
      <style:text-properties officeooo:rsid="0011e1e7" officeooo:paragraph-rsid="0011e1e7"/>
    </style:style>
    <style:style style:name="P5" style:family="paragraph" style:parent-style-name="Text_20_body">
      <style:text-properties officeooo:rsid="00225674" officeooo:paragraph-rsid="00225674"/>
    </style:style>
    <style:style style:name="P6" style:family="paragraph" style:parent-style-name="Text_20_body">
      <style:text-properties officeooo:rsid="00231f0e" officeooo:paragraph-rsid="00231f0e"/>
    </style:style>
    <style:style style:name="P7" style:family="paragraph" style:parent-style-name="Text_20_body">
      <style:text-properties officeooo:paragraph-rsid="003cd47c"/>
    </style:style>
    <style:style style:name="P8" style:family="paragraph" style:parent-style-name="Text_20_body">
      <style:text-properties officeooo:rsid="001020ed" officeooo:paragraph-rsid="001ebd2c"/>
    </style:style>
    <style:style style:name="P9" style:family="paragraph" style:parent-style-name="Text_20_body">
      <style:text-properties officeooo:rsid="005acd96" officeooo:paragraph-rsid="005acd96"/>
    </style:style>
    <style:style style:name="P10" style:family="paragraph" style:parent-style-name="Title">
      <style:text-properties officeooo:rsid="00098c19" officeooo:paragraph-rsid="00098c19"/>
    </style:style>
    <style:style style:name="P11" style:family="paragraph" style:parent-style-name="Heading_20_1">
      <style:text-properties officeooo:rsid="005acd96" officeooo:paragraph-rsid="005acd96"/>
    </style:style>
    <style:style style:name="P12" style:family="paragraph" style:parent-style-name="Heading_20_1">
      <style:text-properties officeooo:rsid="00098c19" officeooo:paragraph-rsid="00098c19"/>
    </style:style>
    <style:style style:name="P13" style:family="paragraph" style:parent-style-name="Heading_20_1">
      <style:paragraph-properties fo:break-before="page"/>
      <style:text-properties officeooo:rsid="00341693" officeooo:paragraph-rsid="00341693"/>
    </style:style>
    <style:style style:name="P14" style:family="paragraph" style:parent-style-name="Heading_20_2">
      <style:text-properties officeooo:rsid="0038de0a" officeooo:paragraph-rsid="0038de0a"/>
    </style:style>
    <style:style style:name="P15" style:family="paragraph" style:parent-style-name="Heading_20_2">
      <style:text-properties officeooo:rsid="001ca041" officeooo:paragraph-rsid="001ca041"/>
    </style:style>
    <style:style style:name="P16" style:family="paragraph" style:parent-style-name="Heading_20_3">
      <style:text-properties officeooo:rsid="001e8907" officeooo:paragraph-rsid="001e8907"/>
    </style:style>
    <style:style style:name="P17" style:family="paragraph" style:parent-style-name="Text_20_body" style:list-style-name="L1">
      <style:text-properties officeooo:paragraph-rsid="004c1dcb"/>
    </style:style>
    <style:style style:name="P18" style:family="paragraph" style:parent-style-name="Text_20_body">
      <style:text-properties officeooo:rsid="0011e1e7" officeooo:paragraph-rsid="001d5ca3"/>
    </style:style>
    <style:style style:name="P19" style:family="paragraph" style:parent-style-name="Text_20_body" style:list-style-name="L1">
      <style:paragraph-properties fo:margin-top="0cm" fo:margin-bottom="0cm" style:contextual-spacing="false" fo:line-height="115%"/>
      <style:text-properties officeooo:paragraph-rsid="004c1dcb"/>
    </style:style>
    <style:style style:name="P20" style:family="paragraph" style:parent-style-name="Text_20_body" style:list-style-name="L1">
      <style:paragraph-properties fo:margin-top="0cm" fo:margin-bottom="0cm" style:contextual-spacing="false" fo:line-height="115%"/>
      <style:text-properties officeooo:rsid="0036703f" officeooo:paragraph-rsid="004c1dcb"/>
    </style:style>
    <style:style style:name="P21" style:family="paragraph" style:parent-style-name="Text_20_body" style:list-style-name="L1">
      <style:paragraph-properties fo:margin-top="0cm" fo:margin-bottom="0cm" style:contextual-spacing="false" fo:line-height="115%"/>
      <style:text-properties officeooo:rsid="0038de0a" officeooo:paragraph-rsid="004c1dcb"/>
    </style:style>
    <style:style style:name="P22" style:family="paragraph" style:parent-style-name="Text_20_body" style:list-style-name="L1">
      <style:paragraph-properties fo:margin-top="0cm" fo:margin-bottom="0cm" style:contextual-spacing="false" fo:line-height="115%"/>
      <style:text-properties officeooo:rsid="00430567" officeooo:paragraph-rsid="004c1dcb"/>
    </style:style>
    <style:style style:name="T1" style:family="text">
      <style:text-properties officeooo:rsid="000ceade"/>
    </style:style>
    <style:style style:name="T2" style:family="text">
      <style:text-properties officeooo:rsid="000ee438"/>
    </style:style>
    <style:style style:name="T3" style:family="text">
      <style:text-properties officeooo:rsid="000f1238"/>
    </style:style>
    <style:style style:name="T4" style:family="text">
      <style:text-properties officeooo:rsid="001054d0"/>
    </style:style>
    <style:style style:name="T5" style:family="text">
      <style:text-properties officeooo:rsid="00142d28"/>
    </style:style>
    <style:style style:name="T6" style:family="text">
      <style:text-properties officeooo:rsid="0018689a"/>
    </style:style>
    <style:style style:name="T7" style:family="text">
      <style:text-properties officeooo:rsid="001983f8"/>
    </style:style>
    <style:style style:name="T8" style:family="text">
      <style:text-properties officeooo:rsid="001a535c"/>
    </style:style>
    <style:style style:name="T9" style:family="text">
      <style:text-properties officeooo:rsid="001ca041"/>
    </style:style>
    <style:style style:name="T10" style:family="text">
      <style:text-properties officeooo:rsid="001d5ca3"/>
    </style:style>
    <style:style style:name="T11" style:family="text">
      <style:text-properties officeooo:rsid="001ebd2c"/>
    </style:style>
    <style:style style:name="T12" style:family="text">
      <style:text-properties officeooo:rsid="00206a16"/>
    </style:style>
    <style:style style:name="T13" style:family="text">
      <style:text-properties officeooo:rsid="0021eccd"/>
    </style:style>
    <style:style style:name="T14" style:family="text">
      <style:text-properties officeooo:rsid="0021efc7"/>
    </style:style>
    <style:style style:name="T15" style:family="text">
      <style:text-properties officeooo:rsid="00225674"/>
    </style:style>
    <style:style style:name="T16" style:family="text">
      <style:text-properties officeooo:rsid="00231f0e"/>
    </style:style>
    <style:style style:name="T17" style:family="text">
      <style:text-properties officeooo:rsid="002358dd"/>
    </style:style>
    <style:style style:name="T18" style:family="text">
      <style:text-properties officeooo:rsid="00253042"/>
    </style:style>
    <style:style style:name="T19" style:family="text">
      <style:text-properties officeooo:rsid="0026f36f"/>
    </style:style>
    <style:style style:name="T20" style:family="text">
      <style:text-properties officeooo:rsid="0029dca5"/>
    </style:style>
    <style:style style:name="T21" style:family="text">
      <style:text-properties officeooo:rsid="002a15ac"/>
    </style:style>
    <style:style style:name="T22" style:family="text">
      <style:text-properties officeooo:rsid="002d83ae"/>
    </style:style>
    <style:style style:name="T23" style:family="text">
      <style:text-properties officeooo:rsid="00311df1"/>
    </style:style>
    <style:style style:name="T24" style:family="text">
      <style:text-properties officeooo:rsid="0032a8f5"/>
    </style:style>
    <style:style style:name="T25" style:family="text">
      <style:text-properties officeooo:rsid="00341693"/>
    </style:style>
    <style:style style:name="T26" style:family="text">
      <style:text-properties fo:font-style="italic" style:font-style-asian="italic"/>
    </style:style>
    <style:style style:name="T27" style:family="text">
      <style:text-properties officeooo:rsid="0036703f"/>
    </style:style>
    <style:style style:name="T28" style:family="text">
      <style:text-properties officeooo:rsid="0038de0a"/>
    </style:style>
    <style:style style:name="T29" style:family="text">
      <style:text-properties officeooo:rsid="003ac072"/>
    </style:style>
    <style:style style:name="T30" style:family="text">
      <style:text-properties officeooo:rsid="003bdfde"/>
    </style:style>
    <style:style style:name="T31" style:family="text">
      <style:text-properties officeooo:rsid="003c65a9"/>
    </style:style>
    <style:style style:name="T32" style:family="text">
      <style:text-properties officeooo:rsid="003cd47c"/>
    </style:style>
    <style:style style:name="T33" style:family="text">
      <style:text-properties officeooo:rsid="00409439"/>
    </style:style>
    <style:style style:name="T34" style:family="text">
      <style:text-properties officeooo:rsid="00413a53"/>
    </style:style>
    <style:style style:name="T35" style:family="text">
      <style:text-properties officeooo:rsid="0041ee5e"/>
    </style:style>
    <style:style style:name="T36" style:family="text">
      <style:text-properties officeooo:rsid="0045d0ce"/>
    </style:style>
    <style:style style:name="T37" style:family="text">
      <style:text-properties officeooo:rsid="0045d8a9"/>
    </style:style>
    <style:style style:name="T38" style:family="text">
      <style:text-properties officeooo:rsid="004a3dd1"/>
    </style:style>
    <style:style style:name="T39" style:family="text">
      <style:text-properties officeooo:rsid="004c1dcb"/>
    </style:style>
    <style:style style:name="T40" style:family="text">
      <style:text-properties officeooo:rsid="004e9d53"/>
    </style:style>
    <style:style style:name="T41" style:family="text">
      <style:text-properties officeooo:rsid="005c407e"/>
    </style:style>
    <style:style style:name="T42" style:family="text">
      <style:text-properties officeooo:rsid="005c45c8"/>
    </style:style>
    <style:style style:name="T43" style:family="text">
      <style:text-properties officeooo:rsid="005d5d6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Specification</text:p>
      <text:h text:style-name="P11" text:outline-level="1">Working Title</text:h>
      <text:p text:style-name="P9">Lukasz’s Password Manager. </text:p>
      <text:h text:style-name="P12" text:outline-level="1">Project Aim</text:h>
      <text:p text:style-name="Text_20_body">This project is to create a <text:span text:style-name="T41">web-based, </text:span>free and open-source password manager for the privacy focused user. </text:p>
      <text:h text:style-name="P12" text:outline-level="1">Project Expectations</text:h>
      <text:p text:style-name="P8">This is a product focused <text:span text:style-name="T8">security </text:span>project. <text:span text:style-name="T7">At the end of the project, the code will be made </text:span><text:span text:style-name="T12">free and open-source, </text:span><text:span text:style-name="T28">as well as the specification for the container</text:span><text:span text:style-name="T12">. Making the project open-source will give it the ability to be</text:span><text:span text:style-name="T7"> expanded, more secure </text:span><text:span text:style-name="T12">and </text:span><text:span text:style-name="T7">more available. </text:span><text:span text:style-name="T39">The main expectations are:</text:span></text:p>
      <text:list xml:id="list2603208876" text:style-name="L1">
        <text:list-item>
          <text:p text:style-name="P19"><text:span text:style-name="T36">Create</text:span><text:span text:style-name="T23"> a </text:span><text:span text:style-name="T36">cryptographic </text:span><text:span text:style-name="T23">container for the </text:span><text:span text:style-name="T27">password </text:span><text:span text:style-name="T23">data based </text:span><text:span text:style-name="T29">on</text:span><text:span text:style-name="T23"> previous works </text:span><text:span text:style-name="T34">and own research</text:span><text:span text:style-name="T23">, </text:span><text:span text:style-name="T29">like</text:span><text:span text:style-name="T23">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23">. <text:s/></text:span><text:span text:style-name="T24">This would allow for:</text:span></text:p>
          <text:list>
            <text:list-item>
              <text:p text:style-name="P19"><text:span text:style-name="T3">A</text:span><text:span text:style-name="T1"> way to recover the </text:span><text:span text:style-name="T2">encrypted data without a password </text:span><text:span text:style-name="T28">by using a recovery phrase</text:span><text:span text:style-name="T2">.</text:span></text:p>
            </text:list-item>
            <text:list-item>
              <text:p text:style-name="P19"><text:span text:style-name="T3">A way to distribute the secret recovery data into pieces, with thresholds </text:span><text:span text:style-name="T25">by </text:span><text:span text:style-name="T27">implementing Shamir’s scheme</text:span><text:span text:style-name="T25">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25">(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3">. <text:s/></text:span></text:p>
            </text:list-item>
            <text:list-item>
              <text:p text:style-name="P17"><text:span text:style-name="T35">M</text:span>ultiple passwords to be used to open the container.</text:p>
            </text:list-item>
          </text:list>
        </text:list-item>
        <text:list-item>
          <text:p text:style-name="P20">Make a password manager that:</text:p>
          <text:list>
            <text:list-item>
              <text:p text:style-name="P21">Implements the container described with all of its features. </text:p>
            </text:list-item>
            <text:list-item>
              <text:p text:style-name="P21">Implements basic password manager features:</text:p>
              <text:list>
                <text:list-item>
                  <text:p text:style-name="P21">Add/Remove/Update passwords.</text:p>
                </text:list-item>
                <text:list-item>
                  <text:p text:style-name="P21">Allow exporting passwords.</text:p>
                </text:list-item>
                <text:list-item>
                  <text:p text:style-name="P21">Change encryption specific <text:span text:style-name="T35">settings.</text:span></text:p>
                </text:list-item>
                <text:list-item>
                  <text:p text:style-name="P22">Generate secure passwords.</text:p>
                </text:list-item>
              </text:list>
            </text:list-item>
          </text:list>
        </text:list-item>
        <text:list-item>
          <text:p text:style-name="P21">Make a service that:</text:p>
          <text:list>
            <text:list-item>
              <text:p text:style-name="P21">Provides hosting for the password manager.</text:p>
            </text:list-item>
          </text:list>
        </text:list-item>
      </text:list>
      <text:h text:style-name="Heading_20_2" text:outline-level="2">Good practice</text:h>
      <text:p text:style-name="P4"><text:span text:style-name="T4">Good practice will be shown by using abstraction and solid design patterns </text:span>as well as unit testing<text:span text:style-name="T4">. </text:span>Version control should also be used as <text:span text:style-name="T11">git </text:span>reverts and <text:span text:style-name="T11">git </text:span>branching <text:span text:style-name="T11">are</text:span> possible <text:span text:style-name="T12">to allow better workflow</text:span>. It also allows room for collaboration <text:span text:style-name="T18">in the future</text:span>. </text:p>
      <text:h text:style-name="P14" text:outline-level="2"><text:soft-page-break/><text:span text:style-name="T37">Cryptographic </text:span>Container <text:span text:style-name="T33">and Research</text:span></text:h>
      <text:p text:style-name="P7">The container will <text:span text:style-name="T30">be the bulk of </text:span><text:span text:style-name="T40">the</text:span><text:span text:style-name="T30"> research. The container will be able to </text:span><text:span text:style-name="T1">recover the </text:span><text:span text:style-name="T2">encrypted data without a password </text:span><text:span text:style-name="T28">by using a recovery phrase, </text:span><text:span text:style-name="T30">generate</text:span><text:span text:style-name="T3"> the secret recovery data into pieces </text:span><text:span text:style-name="T30">and allow multiple passwords to be used to open the container. </text:span></text:p>
      <text:p text:style-name="Text_20_body"><text:span text:style-name="T40">The</text:span><text:span text:style-name="T30"> research will find the best techniques in terms of security and performance to allow the container to exist. </text:span><text:span text:style-name="T38">Similar</text:span><text:span text:style-name="T31">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31"> </text:span><text:span text:style-name="T38">exist </text:span><text:span text:style-name="T31">and comparing the container against </text:span><text:span text:style-name="T32">such approaches </text:span><text:span text:style-name="T40">will be conducted</text:span><text:span text:style-name="T32">.</text:span><text:span text:style-name="T31"> </text:span><text:span text:style-name="T32">The best encryption methods will also be researched and considered. </text:span></text:p>
      <text:h text:style-name="P15" text:outline-level="2">Features <text:span text:style-name="T42">and Evaluation</text:span></text:h>
      <text:p text:style-name="P1">Because this is a project <text:span text:style-name="T6">focused on security</text:span>, with a very unique set of features that other standalone password managers don’t posses, most of the marking should come from the evaluation of the product’<text:span text:style-name="T9">s features</text:span> from a user’s standpoint <text:span text:style-name="T5">as well as individual anonymity and security </text:span><text:span text:style-name="T6">of data</text:span>. <text:span text:style-name="T42">Another evaluation </text:span><text:span text:style-name="T43">metric would be the security and performance of the program. </text:span></text:p>
      <text:h text:style-name="P16" text:outline-level="3">Novel Features</text:h>
      <text:p text:style-name="P2">For example, ability to safely and securely decode data without a password is an entire novelty when it comes to password managers, as well as designing and implementing a container for all the encrypted data that makes it happen. <text:span text:style-name="T10">Further features like the ability to have multiple passwords unlock the encrypted </text:span>container <text:span text:style-name="T32">and </text:span><text:span text:style-name="T10">shared secret recovery option also should be evaluated by implementation and completion. </text:span></text:p>
      <text:p text:style-name="P3"><text:span text:style-name="T13">The ability to unlock the data without the password could be very beneficial if the main user has </text:span><text:span text:style-name="T14">a trusted person that </text:span><text:span text:style-name="T15">would be able to gain access to the data in the container. For example, if a person has a trusted family member, the person can give the recovery token to the trusted family </text:span><text:span text:style-name="T22">member </text:span><text:span text:style-name="T15">for them to unlock the container and gain access to the passwords.</text:span></text:p>
      <text:p text:style-name="P5"><text:span text:style-name="T17">The password manager will be able to allow users to sign in with multiple passwords. </text:span>Multiple passwords would allow multiple users to use the same container for passwords <text:span text:style-name="T16">and this would allow multiple users to sync the passwords and account details</text:span>. This could be used by a company <text:span text:style-name="T22">which ha</text:span>s multiple <text:span text:style-name="T20">employees that have</text:span> shared accounts on several websites.</text:p>
      <text:p text:style-name="P6">Shared secret recovery is a function where <text:span text:style-name="T17">access to the container requires a certain amount of pieces of information to unlock. </text:span><text:span text:style-name="T18">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19">t want a </text:span><text:span text:style-name="T22">singular</text:span><text:span text:style-name="T19"> entity to gain access to the container. An example of this in practice could be a person distributing one piece of information to each </text:span><text:span text:style-name="T22">of the 9</text:span><text:span text:style-name="T19"> family member</text:span><text:span text:style-name="T22">s</text:span><text:span text:style-name="T19"> and adjusting the number of pieces required to open the container to 6. This would mean that </text:span><text:span text:style-name="T22">to open the container, </text:span><text:span text:style-name="T19">any 6 </text:span><text:span text:style-name="T20">out of 9</text:span><text:span text:style-name="T19"> members of the family that have a piece of information would be required. These member</text:span><text:span text:style-name="T20">s</text:span><text:span text:style-name="T19"> would have full access to the container and the encrypted data. </text:span></text:p>
      <text:h text:style-name="P16" text:outline-level="3"><text:soft-page-break/>Standard Features</text:h>
      <text:p text:style-name="P18"><text:span text:style-name="T10">Many other features that are usually present in password managers will also exist, such as the ability to export </text:span><text:span text:style-name="T21">login </text:span><text:span text:style-name="T20">details</text:span><text:span text:style-name="T10"> to a </text:span><text:span text:style-name="T20">file,</text:span><text:span text:style-name="T10"> and a password generator. </text:span></text:p>
      <text:h text:style-name="P13" text:outline-level="1">Bibliography</text:h>
      <text:section text:style-name="Sect1" text:name="ZOTERO_BIBL {&quot;uncited&quot;:[],&quot;omitted&quot;:[],&quot;custom&quot;:[]} CSL_BIBLIOGRAPHY RNDw8K3gwrXsV">
        <text:p text:style-name="Bibliography_20_1">Adi Shamir (1979) ‘How to Share a Secret’, <text:span text:style-name="T26">Massachusetts Institute of Technology</text:span>, 22(11), pp. 612–613.</text:p>
        <text:p text:style-name="Bibliography_20_1">cryptsetup (2020) ‘Cryptsetup and LUKS - open-source disk encryption’, <text:span text:style-name="T26">What the ...?</text:span>, 21 December. Available at: https://gitlab.com/cryptsetup/cryptsetup (Accessed: 14 January 2021).</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3:02:03.308781470</meta:creation-date>
    <dc:date>2021-05-09T15:11:38.139207181</dc:date>
    <meta:editing-duration>P4DT10H32M2S</meta:editing-duration>
    <meta:editing-cycles>53</meta:editing-cycles>
    <meta:generator>LibreOffice/7.1.2.2$Linux_X86_64 LibreOffice_project/10$Build-2</meta:generator>
    <meta:document-statistic meta:table-count="0" meta:image-count="0" meta:object-count="0" meta:page-count="4" meta:paragraph-count="37" meta:word-count="821" meta:character-count="5006" meta:non-whitespace-character-count="4223"/>
    <meta:user-defined meta:name="ZOTERO_PREF_1">&lt;data data-version="3" zotero-version="5.0.95"&gt;&lt;session id="jph0hkaS"/&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